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pt"/>
    </style:style>
    <style:style style:name="co2" style:family="table-column">
      <style:table-column-properties fo:break-before="auto" style:column-width="306.54pt"/>
    </style:style>
    <style:style style:name="co3" style:family="table-column">
      <style:table-column-properties fo:break-before="auto" style:column-width="585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Place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Restart Covariance Matrix Adaptation (IPOP-CMA-E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Estimation of Distribution Algorithm (ED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Real Coded Memetic Algorithm (RCMA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onstrained Real-Parameter Optimization</text:p>
          </table:table-cell>
          <table:table-cell office:value-type="string" calcext:value-type="string">
            <text:p>1th $\epsilon$ Constrained Based DE ($\epsilon$ RD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Dynamic Multi-swarm Optimizer (DMS-PS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elf-adaptive Differential Evolution (SaDE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rge Scale Global Optimization</text:p>
          </table:table-cell>
          <table:table-cell office:value-type="string" calcext:value-type="string">
            <text:p>1th Multiple Trayectory Search (MT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Dynamic Multi-swarm Optimizer (DMS-PS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elf-adaptive DE (jDEdynNP-F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ynamic Optimization</text:p>
          </table:table-cell>
          <table:table-cell office:value-type="string" calcext:value-type="string">
            <text:p>1th Self-adaptive DE (jDE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strained Real-Parameter Optimization</text:p>
          </table:table-cell>
          <table:table-cell office:value-type="string" calcext:value-type="string">
            <text:p>1th $\epsilon$ Constrained DE with gradient based mutation ($\epsilon$ De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Ensemble of Constraint Handling Techniques (ECH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elf-adaptive DE (jDEsoco)</text:p>
          </table:table-cell>
        </table:table-row>
        <table:table-row table:style-name="ro1">
          <table:table-cell/>
          <table:table-cell office:value-type="string" calcext:value-type="string">
            <text:p>Large Scale Global Optimization</text:p>
          </table:table-cell>
          <table:table-cell office:value-type="string" calcext:value-type="string">
            <text:p>1th Memetic Algorithm Based on Local Search Chains (MA-SW-Chain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Two Stage Based Ensemble Optimization Evolutionary Algorithm (EOE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Dynamic Multi-Swarm Particle Swarm Optimizer (DMS-PS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eal World Optimization Problems</text:p>
          </table:table-cell>
          <table:table-cell office:value-type="string" calcext:value-type="string">
            <text:p>1th Genetic Algorithm with Multi-parent Crossover (GA-M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Hybrid DE (DE-$\Lambda_{CR}$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elf-adaptive Multi-Operator DE (SAMODE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Restart Covariance Matrix Adaptation (NBIPOPaCM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Hybrind CMA-ES and Iterated Local Search (iCMAES-IL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Dynamically updated Region-based Memetic Algorithm with Local Search Chaining and CMA-ES (DRMA-LSCh-CM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$\epsilon$ Constrained Based DE ($\epsilon$ RDE)</text:p>
          </table:table-cell>
        </table:table-row>
        <table:table-row table:style-name="ro1">
          <table:table-cell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Surrogate-assited Optimization with Memetic Optimization Dimensionally-controled Search (SO-MOD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imple Algorithm Withouth Approximation (WA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earned Based Single Objective Real-Parameter Optimization</text:p>
          </table:table-cell>
          <table:table-cell office:value-type="string" calcext:value-type="string">
            <text:p>1th Succesful Parent Selecting L-SHADE with Eigenvector-Based Crossover (SPS-L-SHADE-EI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DE with success Parameter Adaptation (DesP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Mean Variance Mapping Optimization (MVMO) and Neurodynamic L-SHADE (LSHADE-ND)</text:p>
          </table:table-cell>
        </table:table-row>
        <table:table-row table:style-name="ro1">
          <table:table-cell/>
          <table:table-cell office:value-type="string" calcext:value-type="string">
            <text:p>Multi-Niche Single Objective Real-Parameter Optimization</text:p>
          </table:table-cell>
          <table:table-cell office:value-type="string" calcext:value-type="string">
            <text:p>1th Algorithm Based on Decompo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Particle Swarm Optimization (PS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Neighborhood Based Speciation Differential Evolution (NSDE)</text:p>
          </table:table-cell>
        </table:table-row>
        <table:table-row table:style-name="ro1">
          <table:table-cell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Parameter Tuned CMA-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arned Based Single Objective Real-Parameter Optimization</text:p>
          </table:table-cell>
          <table:table-cell office:value-type="string" calcext:value-type="string">
            <text:p>1th Mean-Variance Mapping Optimization (MVMO-PHM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Cooperative Co-evolution L-SHADE with Restarts (CCL-SHAD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L-SHADE with four strategies (L-SHADE44)</text:p>
          </table:table-cell>
        </table:table-row>
        <table:table-row table:style-name="ro1">
          <table:table-cell/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United Multi-Operator Evolutionary Algorithms (UMOEAs-II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Ensemble Sinusoidal Parameter Adaptation with L-SHADE (L-SHADE-EpSi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Improved L-SHADE (iL-SHADE)</text:p>
          </table:table-cell>
        </table:table-row>
        <table:table-row table:style-name="ro1">
          <table:table-cell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Artificial super-Bee enhanced Colony (AsBe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Reduced Yin-Yang-Pair Optimization (RYYPO)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Effective Butterfly Optimizer with Covariance Matrix Adapted Retreat Phase (EBOwithCMA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Ensemble Sinusoidal DE Covariance Matrix Adaptation with Euclidean Neighborhood (L-SHADE-cnEpS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9:36.180509923</meta:creation-date>
    <dc:date>2018-04-05T17:44:37.013214340</dc:date>
    <meta:editing-duration>PT4H22M46S</meta:editing-duration>
    <meta:editing-cycles>37</meta:editing-cycles>
    <meta:generator>LibreOffice/5.4.0.3$Linux_X86_64 LibreOffice_project/40m0$Build-3</meta:generator>
    <meta:document-statistic meta:table-count="1" meta:cell-count="76" meta:object-count="0"/>
  </office:meta>
</office:document-meta>
</file>